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05" calcext:value-type="float">
            <text:p>1505</text:p>
          </table:table-cell>
          <table:table-cell table:style-name="ce7" table:formula="of:=COUNTIF([.B7:.B999998];&quot;X&quot;)" office:value-type="float" office:value="1313" calcext:value-type="float">
            <text:p>1313</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0" calcext:value-type="float">
            <text:p>170</text:p>
          </table:table-cell>
          <table:table-cell table:style-name="ce25" table:formula="of:=SUM([.B2:.F2])" office:value-type="float" office:value="1599" calcext:value-type="float">
            <text:p>159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064">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25">00/00/0000</text:date>, <text:time style:data-style-name="N2" text:time-value="21:09:59.1735227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25T21:10:51.866806381</dc:date>
    <meta:editing-duration>P1DT14H53M15S</meta:editing-duration>
    <meta:editing-cycles>1501</meta:editing-cycles>
    <meta:document-statistic meta:table-count="1" meta:cell-count="9087" meta:object-count="0"/>
  </office:meta>
</office:document-meta>
</file>